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T1" style:family="text">
      <style:text-properties officeooo:rsid="000c47e6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⭐ <text:span text:style-name="Strong_20_Emphasis">Part 2</text:span><text:span text:style-name="Strong_20_Emphasis"><text:span text:style-name="T1">9</text:span></text:span><text:span text:style-name="Strong_20_Emphasis">— FormData, Validation Flow &amp; Inline Errors</text:span></text:h>
      <text:p text:style-name="Horizontal_20_Line"/>
      <text:h text:style-name="Heading_20_1" text:outline-level="1">📌 <text:span text:style-name="Strong_20_Emphasis">1. What is FormData?</text:span></text:h>
      <text:p text:style-name="Text_20_body"><text:span text:style-name="Strong_20_Emphasis">FormData is a built-in JavaScript object used to collect values from a form.</text:span><text:line-break/>It automatically picks up the <text:span text:style-name="Emphasis">current</text:span> values of all inputs inside a form.</text:p>
      <text:h text:style-name="Heading_20_3" text:outline-level="3">Key points:</text:h>
      <text:list xml:id="list13231013" text:style-name="L1">
        <text:list-item>
          <text:p text:style-name="P2">It reads data in <text:span text:style-name="Strong_20_Emphasis">key → value</text:span> pairs.</text:p>
        </text:list-item>
        <text:list-item>
          <text:p text:style-name="P2">The <text:span text:style-name="Strong_20_Emphasis">key</text:span> is the <text:span text:style-name="Source_20_Text">name</text:span> of the input field.</text:p>
        </text:list-item>
        <text:list-item>
          <text:p text:style-name="P2">Useful when sending form data using <text:span text:style-name="Strong_20_Emphasis">fetch()</text:span> or for validation..</text:p>
        </text:list-item>
      </text:list>
      <text:h text:style-name="Heading_20_3" text:outline-level="3">Example:</text:h>
      <text:p text:style-name="Preformatted_20_Text"><text:span text:style-name="Source_20_Text">const fd = new FormData(formElement);</text:span></text:p>
      <text:p text:style-name="Preformatted_20_Text"><text:span text:style-name="Source_20_Text">fd.get('email'); <text:s text:c="3"/>// returns the email value</text:span></text:p>
      <text:p text:style-name="P1"><text:span text:style-name="Source_20_Text">fd.get('password'); // returns the password value</text:span></text:p>
      <text:h text:style-name="Heading_20_3" text:outline-level="3">If a field is empty?</text:h>
      <text:list xml:id="list3770761761" text:style-name="L2">
        <text:list-item>
          <text:p text:style-name="P3"><text:span text:style-name="Source_20_Text">fd.get('field')</text:span> returns <text:span text:style-name="Strong_20_Emphasis">null</text:span>.</text:p>
        </text:list-item>
      </text:list>
      <text:p text:style-name="Horizontal_20_Line"/>
      <text:h text:style-name="Heading_20_1" text:outline-level="1">📌 <text:span text:style-name="Strong_20_Emphasis">2. Validation Flow </text:span></text:h>
      <text:p text:style-name="Text_20_body">This is the correct and modern way to validate forms on the client side.</text:p>
      <text:h text:style-name="Heading_20_3" text:outline-level="3"><text:span text:style-name="Strong_20_Emphasis">Step-by-step flow:</text:span></text:h>
      <text:list xml:id="list303869149" text:style-name="L3">
        <text:list-item>
          <text:p text:style-name="P4"><text:span text:style-name="Strong_20_Emphasis">Browser runs its own validation first</text:span><text:line-break/>(required, type="email", minlength, pattern, etc.)</text:p>
        </text:list-item>
        <text:list-item>
          <text:p text:style-name="P4"><text:span text:style-name="Strong_20_Emphasis">Use </text:span><text:span text:style-name="Strong_20_Emphasis"><text:span text:style-name="Source_20_Text">preventDefault()</text:span></text:span><text:line-break/>Stops the form from reloading the page.</text:p>
        </text:list-item>
        <text:list-item>
          <text:p text:style-name="P4"><text:span text:style-name="Strong_20_Emphasis">Read values using FormData</text:span></text:p>
        </text:list-item>
        <text:list-item>
          <text:p text:style-name="P4"><text:span text:style-name="Strong_20_Emphasis">Run custom checks</text:span><text:line-break/>Example:</text:p>
          <text:list>
            <text:list-item>
              <text:p text:style-name="P4"><text:soft-page-break/>Password must be 8+ characters</text:p>
            </text:list-item>
            <text:list-item>
              <text:p text:style-name="P4">Password and Confirm Password must match</text:p>
            </text:list-item>
            <text:list-item>
              <text:p text:style-name="P4">Phone must be 10 digits</text:p>
            </text:list-item>
          </text:list>
        </text:list-item>
        <text:list-item>
          <text:p text:style-name="P4"><text:span text:style-name="Strong_20_Emphasis">Show inline error messages</text:span><text:line-break/>(Below each field, not alert boxes)</text:p>
        </text:list-item>
        <text:list-item>
          <text:p text:style-name="P4"><text:span text:style-name="Strong_20_Emphasis">If everything is correct → submit using fetch() or form.submit()</text:span></text:p>
        </text:list-item>
      </text:list>
      <text:p text:style-name="Horizontal_20_Line"/>
      <text:h text:style-name="Heading_20_1" text:outline-level="1">📌 <text:span text:style-name="Strong_20_Emphasis">3. What is </text:span><text:span text:style-name="Strong_20_Emphasis"><text:span text:style-name="Source_20_Text">preventDefault()</text:span></text:span><text:span text:style-name="Strong_20_Emphasis">?</text:span></text:h>
      <text:p text:style-name="Text_20_body"><text:span text:style-name="Strong_20_Emphasis"><text:span text:style-name="Source_20_Text">event.preventDefault()</text:span></text:span><text:span text:style-name="Strong_20_Emphasis"> stops the default action of an event.</text:span></text:p>
      <text:p text:style-name="Text_20_body">For forms:<text:line-break/>➡ Default action = submitting the form + reloading the page<text:line-break/>➡ preventDefault() stops this, so JavaScript can validate first.</text:p>
      <text:h text:style-name="Heading_20_3" text:outline-level="3">Example:</text:h>
      <text:p text:style-name="Preformatted_20_Text"><text:span text:style-name="Source_20_Text">form.addEventListener('submit', function(e) {</text:span></text:p>
      <text:p text:style-name="Preformatted_20_Text"><text:span text:style-name="Source_20_Text"><text:s text:c="2"/>e.preventDefault(); // prevent page reload</text:span></text:p>
      <text:p text:style-name="P1"><text:span text:style-name="Source_20_Text">});</text:span></text:p>
      <text:p text:style-name="Horizontal_20_Line"/>
      <text:h text:style-name="Heading_20_1" text:outline-level="1">📌 <text:span text:style-name="Strong_20_Emphasis">4. What is </text:span><text:span text:style-name="Strong_20_Emphasis"><text:span text:style-name="Source_20_Text">novalidate</text:span></text:span><text:span text:style-name="Strong_20_Emphasis">?</text:span></text:h>
      <text:p text:style-name="Text_20_body"><text:span text:style-name="Strong_20_Emphasis"><text:span text:style-name="Source_20_Text">novalidate</text:span></text:span><text:span text:style-name="Strong_20_Emphasis"> disables the browser's default validation messages.</text:span></text:p>
      <text:p text:style-name="Text_20_body">Why?<text:line-break/>Because the browser shows popup-style messages that are not good UX.<text:line-break/>With <text:span text:style-name="Source_20_Text">novalidate</text:span>, you can show your own custom inline messages.</text:p>
      <text:h text:style-name="Heading_20_3" text:outline-level="3">Example:</text:h>
      <text:p text:style-name="P1"><text:span text:style-name="Source_20_Text">&lt;form novalidate&gt;</text:span></text:p>
      <text:p text:style-name="Horizontal_20_Line"/>
      <text:h text:style-name="Heading_20_1" text:outline-level="1"><text:soft-page-break/>📌 <text:span text:style-name="Strong_20_Emphasis">5.Example (Signup Form + Inline Validation)</text:span></text:h>
      <text:h text:style-name="Heading_20_3" text:outline-level="3">✔ Fields:</text:h>
      <text:list xml:id="list3246230667" text:style-name="L4">
        <text:list-item>
          <text:p text:style-name="P5">Email</text:p>
        </text:list-item>
        <text:list-item>
          <text:p text:style-name="P5">Password</text:p>
        </text:list-item>
        <text:list-item>
          <text:p text:style-name="P5">Confirm Password</text:p>
        </text:list-item>
        <text:list-item>
          <text:p text:style-name="P5">Phone (10 digits)</text:p>
        </text:list-item>
      </text:list>
      <text:h text:style-name="Heading_20_3" text:outline-level="3">✔ Behaviour:</text:h>
      <text:list xml:id="list3955446044" text:style-name="L5">
        <text:list-item>
          <text:p text:style-name="P6">Read values using FormData</text:p>
        </text:list-item>
        <text:list-item>
          <text:p text:style-name="P6">Validate on submit</text:p>
        </text:list-item>
        <text:list-item>
          <text:p text:style-name="P6">Show inline error text</text:p>
        </text:list-item>
        <text:list-item>
          <text:p text:style-name="P6">Focus moves to the first error</text:p>
        </text:list-item>
      </text:list>
      <text:p text:style-name="Horizontal_20_Line"/>
      <text:h text:style-name="Heading_20_2" text:outline-level="2"><text:span text:style-name="Strong_20_Emphasis">HTML Code</text:span></text:h>
      <text:p text:style-name="Preformatted_20_Text"><text:span text:style-name="Source_20_Text">&lt;form id="signup" novalidate&gt;</text:span></text:p>
      <text:p text:style-name="Preformatted_20_Text"><text:span text:style-name="Source_20_Text"><text:s text:c="2"/>&lt;div&gt;</text:span></text:p>
      <text:p text:style-name="Preformatted_20_Text"><text:span text:style-name="Source_20_Text"><text:s text:c="4"/>&lt;label&gt;Email</text:span></text:p>
      <text:p text:style-name="Preformatted_20_Text"><text:span text:style-name="Source_20_Text"><text:s text:c="6"/>&lt;input name="email" type="email" required&gt;</text:span></text:p>
      <text:p text:style-name="Preformatted_20_Text"><text:span text:style-name="Source_20_Text"><text:s text:c="4"/>&lt;/label&gt;</text:span></text:p>
      <text:p text:style-name="Preformatted_20_Text"><text:span text:style-name="Source_20_Text"><text:s text:c="4"/>&lt;div class="error" data-for="email"&gt;&lt;/div&gt;</text:span></text:p>
      <text:p text:style-name="Preformatted_20_Text"><text:span text:style-name="Source_20_Text"><text:s text:c="2"/>&lt;/div&gt;</text:span></text:p>
      <text:p text:style-name="Preformatted_20_Text"/>
      <text:p text:style-name="Preformatted_20_Text"><text:span text:style-name="Source_20_Text"><text:s text:c="2"/>&lt;div&gt;</text:span></text:p>
      <text:p text:style-name="Preformatted_20_Text"><text:span text:style-name="Source_20_Text"><text:s text:c="4"/>&lt;label&gt;Password</text:span></text:p>
      <text:p text:style-name="Preformatted_20_Text"><text:span text:style-name="Source_20_Text"><text:s text:c="6"/>&lt;input name="password" type="password" minlength="8" required&gt;</text:span></text:p>
      <text:p text:style-name="Preformatted_20_Text"><text:span text:style-name="Source_20_Text"><text:s text:c="4"/>&lt;/label&gt;</text:span></text:p>
      <text:p text:style-name="Preformatted_20_Text"><text:span text:style-name="Source_20_Text"><text:s text:c="4"/>&lt;div class="error" data-for="password"&gt;&lt;/div&gt;</text:span></text:p>
      <text:p text:style-name="Preformatted_20_Text"><text:span text:style-name="Source_20_Text"><text:s text:c="2"/>&lt;/div&gt;</text:span></text:p>
      <text:p text:style-name="Preformatted_20_Text"/>
      <text:p text:style-name="Preformatted_20_Text"><text:span text:style-name="Source_20_Text"><text:s text:c="2"/>&lt;div&gt;</text:span></text:p>
      <text:p text:style-name="Preformatted_20_Text"><text:span text:style-name="Source_20_Text"><text:s text:c="4"/>&lt;label&gt;Confirm Password</text:span></text:p>
      <text:p text:style-name="Preformatted_20_Text"><text:span text:style-name="Source_20_Text"><text:s text:c="6"/>&lt;input name="confirm" type="password" required&gt;</text:span></text:p>
      <text:p text:style-name="Preformatted_20_Text"><text:span text:style-name="Source_20_Text"><text:s text:c="4"/>&lt;/label&gt;</text:span></text:p>
      <text:p text:style-name="Preformatted_20_Text"><text:span text:style-name="Source_20_Text"><text:s text:c="4"/>&lt;div class="error" data-for="confirm"&gt;&lt;/div&gt;</text:span></text:p>
      <text:p text:style-name="Preformatted_20_Text"><text:span text:style-name="Source_20_Text"><text:s text:c="2"/>&lt;/div&gt;</text:span></text:p>
      <text:p text:style-name="Preformatted_20_Text"/>
      <text:p text:style-name="Preformatted_20_Text"><text:span text:style-name="Source_20_Text"><text:s text:c="2"/>&lt;div&gt;</text:span></text:p>
      <text:p text:style-name="Preformatted_20_Text"><text:span text:style-name="Source_20_Text"><text:s text:c="4"/>&lt;label&gt;Phone</text:span></text:p>
      <text:p text:style-name="Preformatted_20_Text"><text:span text:style-name="Source_20_Text"><text:s text:c="6"/>&lt;input name="phone" type="tel" pattern="^\d{10}$" required&gt;</text:span></text:p>
      <text:p text:style-name="Preformatted_20_Text"><text:span text:style-name="Source_20_Text"><text:s text:c="4"/>&lt;/label&gt;</text:span></text:p>
      <text:p text:style-name="Preformatted_20_Text"><text:span text:style-name="Source_20_Text"><text:s text:c="4"/>&lt;div class="error" data-for="phone"&gt;&lt;/div&gt;</text:span></text:p>
      <text:p text:style-name="Preformatted_20_Text"><text:span text:style-name="Source_20_Text"><text:s text:c="2"/>&lt;/div&gt;</text:span></text:p>
      <text:p text:style-name="Preformatted_20_Text"><text:soft-page-break/></text:p>
      <text:p text:style-name="Preformatted_20_Text"><text:span text:style-name="Source_20_Text"><text:s text:c="2"/>&lt;button type="submit"&gt;Sign up&lt;/button&gt;</text:span></text:p>
      <text:p text:style-name="P1"><text:span text:style-name="Source_20_Text">&lt;/form&gt;</text:span></text:p>
      <text:p text:style-name="Horizontal_20_Line"/>
      <text:h text:style-name="Heading_20_2" text:outline-level="2"><text:span text:style-name="Strong_20_Emphasis">JavaScript Code</text:span></text:h>
      <text:p text:style-name="Preformatted_20_Text"><text:span text:style-name="Source_20_Text">const form = document.getElementById('signup');</text:span></text:p>
      <text:p text:style-name="Preformatted_20_Text"/>
      <text:p text:style-name="Preformatted_20_Text"><text:span text:style-name="Source_20_Text">function showError(field, message) {</text:span></text:p>
      <text:p text:style-name="Preformatted_20_Text"><text:span text:style-name="Source_20_Text"><text:s text:c="2"/>const el = form.querySelector(`.error[data-for="${field}"]`);</text:span></text:p>
      <text:p text:style-name="Preformatted_20_Text"><text:span text:style-name="Source_20_Text"><text:s text:c="2"/>if (el) el.textContent = message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function clearErrors() {</text:span></text:p>
      <text:p text:style-name="Preformatted_20_Text"><text:span text:style-name="Source_20_Text"><text:s text:c="2"/>form.querySelectorAll('.error').forEach(e =&gt; e.textContent = ''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form.addEventListener('submit', (e) =&gt; {</text:span></text:p>
      <text:p text:style-name="Preformatted_20_Text"><text:span text:style-name="Source_20_Text"><text:s text:c="2"/>e.preventDefault(); </text:span></text:p>
      <text:p text:style-name="Preformatted_20_Text"><text:span text:style-name="Source_20_Text"><text:s text:c="2"/>clearErrors();</text:span></text:p>
      <text:p text:style-name="Preformatted_20_Text"/>
      <text:p text:style-name="Preformatted_20_Text"><text:span text:style-name="Source_20_Text"><text:s text:c="2"/>const fd = new FormData(form);</text:span></text:p>
      <text:p text:style-name="Preformatted_20_Text"><text:span text:style-name="Source_20_Text"><text:s text:c="2"/>const email = fd.get('email')?.trim();</text:span></text:p>
      <text:p text:style-name="Preformatted_20_Text"><text:span text:style-name="Source_20_Text"><text:s text:c="2"/>const password = fd.get('password');</text:span></text:p>
      <text:p text:style-name="Preformatted_20_Text"><text:span text:style-name="Source_20_Text"><text:s text:c="2"/>const confirm = fd.get('confirm');</text:span></text:p>
      <text:p text:style-name="Preformatted_20_Text"><text:span text:style-name="Source_20_Text"><text:s text:c="2"/>const phone = fd.get('phone')?.trim();</text:span></text:p>
      <text:p text:style-name="Preformatted_20_Text"/>
      <text:p text:style-name="Preformatted_20_Text"><text:span text:style-name="Source_20_Text"><text:s text:c="2"/>let valid = true;</text:span></text:p>
      <text:p text:style-name="Preformatted_20_Text"/>
      <text:p text:style-name="Preformatted_20_Text"><text:span text:style-name="Source_20_Text"><text:s text:c="2"/>if (!email) {</text:span></text:p>
      <text:p text:style-name="Preformatted_20_Text"><text:span text:style-name="Source_20_Text"><text:s text:c="4"/>valid = false;</text:span></text:p>
      <text:p text:style-name="Preformatted_20_Text"><text:span text:style-name="Source_20_Text"><text:s text:c="4"/>showError('email', 'Email is required.');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if (password.length &lt; 8) {</text:span></text:p>
      <text:p text:style-name="Preformatted_20_Text"><text:span text:style-name="Source_20_Text"><text:s text:c="4"/>valid = false;</text:span></text:p>
      <text:p text:style-name="Preformatted_20_Text"><text:span text:style-name="Source_20_Text"><text:s text:c="4"/>showError('password', 'Password must be at least 8 characters.');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if (password !== confirm) {</text:span></text:p>
      <text:p text:style-name="Preformatted_20_Text"><text:span text:style-name="Source_20_Text"><text:s text:c="4"/>valid = false;</text:span></text:p>
      <text:p text:style-name="Preformatted_20_Text"><text:span text:style-name="Source_20_Text"><text:s text:c="4"/>showError('confirm', 'Passwords do not match.');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if (!/^\d{10}$/.test(phone)) {</text:span></text:p>
      <text:p text:style-name="Preformatted_20_Text"><text:span text:style-name="Source_20_Text"><text:s text:c="4"/>valid = false;</text:span></text:p>
      <text:p text:style-name="Preformatted_20_Text"><text:span text:style-name="Source_20_Text"><text:s text:c="4"/>showError('phone', 'Phone must be 10 digits.');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if (!valid) return;</text:span></text:p>
      <text:p text:style-name="Preformatted_20_Text"/>
      <text:p text:style-name="Preformatted_20_Text"><text:span text:style-name="Source_20_Text"><text:s text:c="2"/>console.log("Form OK — ", { email, phone });</text:span></text:p>
      <text:p text:style-name="P1"><text:span text:style-name="Source_20_Text">});</text:span></text:p>
      <text:p text:style-name="Horizontal_20_Line"/>
      <text:h text:style-name="Heading_20_1" text:outline-level="1"><text:soft-page-break/>📌 <text:span text:style-name="Strong_20_Emphasis">6. Hands-on Exercise for Students</text:span></text:h>
      <text:h text:style-name="Heading_20_3" text:outline-level="3"><text:span text:style-name="Strong_20_Emphasis">Task</text:span></text:h>
      <text:p text:style-name="Text_20_body">Build a signup form that validates:</text:p>
      <text:list xml:id="list1585647712" text:style-name="L6">
        <text:list-item>
          <text:p text:style-name="P7">Email</text:p>
        </text:list-item>
        <text:list-item>
          <text:p text:style-name="P7">Password</text:p>
        </text:list-item>
        <text:list-item>
          <text:p text:style-name="P7">Confirm Password</text:p>
        </text:list-item>
        <text:list-item>
          <text:p text:style-name="P7">Phone</text:p>
        </text:list-item>
      </text:list>
      <text:h text:style-name="Heading_20_3" text:outline-level="3">Requirements:</text:h>
      <text:list xml:id="list756038243" text:style-name="L7">
        <text:list-item>
          <text:p text:style-name="P8">Use FormData</text:p>
        </text:list-item>
        <text:list-item>
          <text:p text:style-name="P8">Use preventDefault()</text:p>
        </text:list-item>
        <text:list-item>
          <text:p text:style-name="P8">Show inline errors</text:p>
        </text:list-item>
        <text:list-item>
          <text:p text:style-name="P8">Focus should go to first incorrect field</text:p>
        </text:list-item>
        <text:list-item>
          <text:p text:style-name="P8">Bonus:</text:p>
          <text:list>
            <text:list-item>
              <text:p text:style-name="P8">Disable submit until form is valid</text:p>
            </text:list-item>
            <text:list-item>
              <text:p text:style-name="P8">Add a password strength meter</text:p>
            </text:list-item>
          </text:list>
        </text:list-item>
      </text:list>
      <text:p text:style-name="Horizontal_20_Line"/>
      <text:h text:style-name="Heading_20_1" text:outline-level="1">📌 <text:span text:style-name="Strong_20_Emphasis">7. Quick Quiz</text:span></text:h>
      <text:p text:style-name="Text_20_body"><text:span text:style-name="Source_20_Text">t</text:span><text:span text:style-name="Strong_20_Emphasis"> Practical</text:span></text:p>
      <text:p text:style-name="Text_20_body"><text:span text:style-name="Strong_20_Emphasis">Q1. How to read email value using FormData?</text:span><text:line-break/>✔ <text:span text:style-name="Source_20_Text">fd.get('email')</text:span></text:p>
      <text:p text:style-name="Text_20_body"><text:span text:style-name="Strong_20_Emphasis">Q2. What does </text:span><text:span text:style-name="Strong_20_Emphasis"><text:span text:style-name="Source_20_Text">novalidate</text:span></text:span><text:span text:style-name="Strong_20_Emphasis"> do?</text:span><text:line-break/>✔ It turns off browser’s default validation popup messages.</text:p>
      <text:p text:style-name="Horizontal_20_Line"/>
      <text:h text:style-name="Heading_20_1" text:outline-level="1">📌 <text:span text:style-name="Strong_20_Emphasis">8. Best Practices</text:span></text:h>
      <text:list xml:id="list3872711898" text:style-name="L8">
        <text:list-item>
          <text:p text:style-name="P9">Prefer inline error messages.</text:p>
        </text:list-item>
        <text:list-item>
          <text:p text:style-name="P9">Use HTML validation attributes (required, type, pattern).</text:p>
        </text:list-item>
        <text:list-item>
          <text:p text:style-name="P9">Always validate again on the server.</text:p>
        </text:list-item>
        <text:list-item>
          <text:p text:style-name="P9"><text:soft-page-break/>Never log passwords in production.</text:p>
        </text:list-item>
        <text:list-item>
          <text:p text:style-name="P9">Improve accessibility (aria-invalid, aria-describedby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2-13T11:19:42.079000000</meta:creation-date>
    <meta:editing-duration>PT43M10S</meta:editing-duration>
    <meta:editing-cycles>3</meta:editing-cycles>
    <meta:generator>Neat_Office/6.2.8.2$Windows_x86 LibreOffice_project/</meta:generator>
    <dc:date>2025-12-14T15:05:45.391000000</dc:date>
    <meta:document-statistic meta:table-count="0" meta:image-count="0" meta:object-count="0" meta:page-count="6" meta:paragraph-count="138" meta:word-count="620" meta:character-count="4340" meta:non-whitespace-character-count="3723"/>
  </office:meta>
</office:document-meta>
</file>